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21966"/>
    </style:style>
    <style:style style:name="P2" style:family="paragraph" style:parent-style-name="Standard">
      <style:paragraph-properties style:writing-mode="lr-tb"/>
      <style:text-properties officeooo:rsid="00021966" officeooo:paragraph-rsid="00021966"/>
    </style:style>
    <style:style style:name="P3" style:family="paragraph" style:parent-style-name="Standard">
      <style:paragraph-properties style:writing-mode="lr-tb"/>
      <style:text-properties officeooo:paragraph-rsid="0003f1de"/>
    </style:style>
    <style:style style:name="P4" style:family="paragraph" style:parent-style-name="Standard">
      <style:paragraph-properties style:writing-mode="lr-tb"/>
      <style:text-properties officeooo:rsid="0003f1de" officeooo:paragraph-rsid="0003f1de"/>
    </style:style>
    <style:style style:name="P5" style:family="paragraph" style:parent-style-name="Standard">
      <style:paragraph-properties style:writing-mode="lr-tb"/>
      <style:text-properties officeooo:rsid="00054252" officeooo:paragraph-rsid="00054252"/>
    </style:style>
    <style:style style:name="P6" style:family="paragraph" style:parent-style-name="Standard">
      <style:paragraph-properties style:writing-mode="lr-tb"/>
      <style:text-properties officeooo:paragraph-rsid="00054252"/>
    </style:style>
    <style:style style:name="P7" style:family="paragraph" style:parent-style-name="Standard">
      <style:paragraph-properties style:writing-mode="lr-tb"/>
      <style:text-properties officeooo:rsid="0005eb20" officeooo:paragraph-rsid="0005eb20"/>
    </style:style>
    <style:style style:name="P8" style:family="paragraph" style:parent-style-name="Standard">
      <style:paragraph-properties style:writing-mode="lr-tb"/>
      <style:text-properties officeooo:paragraph-rsid="0005eb20"/>
    </style:style>
    <style:style style:name="P9" style:family="paragraph" style:parent-style-name="Standard">
      <style:paragraph-properties style:writing-mode="lr-tb"/>
      <style:text-properties officeooo:paragraph-rsid="0006b28e"/>
    </style:style>
    <style:style style:name="P10" style:family="paragraph" style:parent-style-name="Standard">
      <style:paragraph-properties style:writing-mode="lr-tb"/>
      <style:text-properties officeooo:rsid="0006b28e" officeooo:paragraph-rsid="0006b28e"/>
    </style:style>
    <style:style style:name="P11" style:family="paragraph" style:parent-style-name="Standard">
      <style:paragraph-properties style:writing-mode="lr-tb"/>
      <style:text-properties officeooo:paragraph-rsid="0007f9ad"/>
    </style:style>
    <style:style style:name="P12" style:family="paragraph" style:parent-style-name="Standard">
      <style:paragraph-properties style:writing-mode="lr-tb"/>
      <style:text-properties officeooo:rsid="0007f9ad" officeooo:paragraph-rsid="0007f9ad"/>
    </style:style>
    <style:style style:name="P13" style:family="paragraph" style:parent-style-name="Standard">
      <style:paragraph-properties style:writing-mode="lr-tb"/>
      <style:text-properties officeooo:rsid="0007f9ad" officeooo:paragraph-rsid="00088c8d"/>
    </style:style>
    <style:style style:name="P14" style:family="paragraph" style:parent-style-name="Standard">
      <style:paragraph-properties style:writing-mode="lr-tb"/>
      <style:text-properties officeooo:rsid="0007f9ad" officeooo:paragraph-rsid="000a2818"/>
    </style:style>
    <style:style style:name="P15" style:family="paragraph" style:parent-style-name="Standard">
      <style:paragraph-properties style:writing-mode="lr-tb"/>
      <style:text-properties officeooo:rsid="00088c8d" officeooo:paragraph-rsid="00088c8d"/>
    </style:style>
    <style:style style:name="P16" style:family="paragraph" style:parent-style-name="Standard">
      <style:paragraph-properties style:writing-mode="lr-tb"/>
      <style:text-properties officeooo:rsid="000a2818" officeooo:paragraph-rsid="000a2818"/>
    </style:style>
    <style:style style:name="T1" style:family="text">
      <style:text-properties style:font-name="serif" fo:font-size="24.75pt"/>
    </style:style>
    <style:style style:name="T2" style:family="text">
      <style:text-properties style:font-name="serif" fo:font-size="13.5pt"/>
    </style:style>
    <style:style style:name="T3" style:family="text">
      <style:text-properties style:font-name="serif" fo:font-size="13.5pt" officeooo:rsid="00021966"/>
    </style:style>
    <style:style style:name="T4" style:family="text">
      <style:text-properties style:font-name="serif" fo:font-size="13.5pt" officeooo:rsid="00054252"/>
    </style:style>
    <style:style style:name="T5" style:family="text">
      <style:text-properties style:font-name="serif" fo:font-size="13.5pt" officeooo:rsid="0005eb20"/>
    </style:style>
    <style:style style:name="T6" style:family="text">
      <style:text-properties style:font-name="serif" fo:font-size="13.5pt" officeooo:rsid="0007f9ad"/>
    </style:style>
    <style:style style:name="T7" style:family="text">
      <style:text-properties style:font-name="serif" fo:font-size="13.5pt" officeooo:rsid="00088c8d"/>
    </style:style>
    <style:style style:name="T8" style:family="text">
      <style:text-properties style:font-name="serif" fo:font-size="13.5pt" officeooo:rsid="000a28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cis de conversió d'unitats d'emmagatzemament </text:span></text:p>
      <text:p text:style-name="P1"><text:line-break/><text:span text:style-name="T2">Calcular quants bytes ocupa un document amb un tamany de 69 KB. </text:span></text:p>
      <text:p text:style-name="P2"><text:span text:style-name="T2">69 * 1024 = 70656</text:span></text:p>
      <text:p text:style-name="P2"><text:span text:style-name="T2">Un document de 69KB ocupa 70.656B</text:span></text:p>
      <text:p text:style-name="P2"><text:span text:style-name="T2"/></text:p>
      <text:p text:style-name="P2"><text:span text:style-name="T2"/></text:p>
      <text:p text:style-name="P1"><text:span text:style-name="T2">Quants bits són 68 bytes?</text:span></text:p>
      <text:p text:style-name="P2"><text:span text:style-name="T2">68 * 8 = 544</text:span></text:p>
      <text:p text:style-name="P2"><text:span text:style-name="T2">68 bytes són 544 bits</text:span></text:p>
      <text:p text:style-name="P2"><text:span text:style-name="T2"/></text:p>
      <text:p text:style-name="P1"><text:span text:style-name="T2">Quants Bytes són 512 bits?</text:span></text:p>
      <text:p text:style-name="P2"><text:span text:style-name="T2">512 / 8 = 64</text:span></text:p>
      <text:p text:style-name="P2"><text:span text:style-name="T2">512 bits son 64 bytes</text:span></text:p>
      <text:p text:style-name="P1"><text:span text:style-name="T2"/></text:p>
      <text:p text:style-name="P1"><text:span text:style-name="T2">Quants MB són 3 GB?</text:span></text:p>
      <text:p text:style-name="P2"><text:span text:style-name="T2">3 * 1024 = 3072</text:span></text:p>
      <text:p text:style-name="P2"><text:span text:style-name="T2">3GB son 3.072MB</text:span></text:p>
      <text:p text:style-name="P2"><text:span text:style-name="T2"/></text:p>
      <text:p text:style-name="P2"><text:span text:style-name="T2"/></text:p>
      <text:p text:style-name="P1"><text:span text:style-name="T2">Quants KB són 2 GB?</text:span></text:p>
      <text:p text:style-name="P2"><text:span text:style-name="T2">2 * 1.024 * 1024 = 2097152</text:span></text:p>
      <text:p text:style-name="P2"><text:span text:style-name="T2">2GB son 2.097.152KB</text:span></text:p>
      <text:p text:style-name="P1"><text:line-break/><text:span text:style-name="T2">Quants GB són 4.096 MB? </text:span></text:p>
      <text:p text:style-name="P2"><text:span text:style-name="T2">4086 / 1024 = 4GB</text:span></text:p>
      <text:p text:style-name="P1"><text:span text:style-name="T3">4.096MB son 4GB</text:span></text:p>
      <text:p text:style-name="P1"><text:span text:style-name="T3"/></text:p>
      <text:p text:style-name="P3"><text:span text:style-name="T2">Quants TB són 3.584 GB?</text:span></text:p>
      <text:p text:style-name="P4"><text:span text:style-name="T2">3584 / 1024 = 3,5TB</text:span></text:p>
      <text:p text:style-name="P4"><text:span text:style-name="T2">3.584GB son 3,5TB</text:span></text:p>
      <text:p text:style-name="P4"><text:span text:style-name="T2"/></text:p>
      <text:p text:style-name="P3"><text:span text:style-name="T2">Tinc un DVD de 4.812,8 MB, Quants GB tinc amb esta capacitat?</text:span></text:p>
      <text:p text:style-name="P4"><text:span text:style-name="T2">4812,8 / 1024 = 4,7</text:span></text:p>
      <text:p text:style-name="P4"><text:span text:style-name="T2">Un DVD de 4.812,8MB son 4,7GB</text:span></text:p>
      <text:p text:style-name="P4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Quants CDs de 700 MB necessitaré per a igualar la capacitat d'un DVD de 4,7 G</text:span><text:span text:style-name="T4">B</text:span><text:span text:style-name="T2">? I quants DVDs de 4,7 GB per a igualar la capacitat d'un Bluray de 25 GB?</text:span></text:p>
      <text:p text:style-name="P5"><text:span text:style-name="T2">4,7 * 1024 = 4812,8</text:span></text:p>
      <text:p text:style-name="P5"><text:span text:style-name="T2">4812,8 / 700 = 6,88</text:span></text:p>
      <text:p text:style-name="P5"><text:span text:style-name="T2">Necesitarás 7 Cds de 700MB per a igualar la capacitat d’un DVD de 4,7GB</text:span></text:p>
      <text:p text:style-name="P5"><text:span text:style-name="T2"/></text:p>
      <text:p text:style-name="P5"><text:span text:style-name="T2">25 / 4,7 = 5,32</text:span></text:p>
      <text:p text:style-name="P6"><text:span text:style-name="T4">Necesitaras 6 DVDs de 4,7GB per a igualar la capacitat d’un Bluray de 25GB</text:span></text:p>
      <text:p text:style-name="P6"><text:span text:style-name="T4"/></text:p>
      <text:p text:style-name="P6"><text:span text:style-name="T4"/></text:p>
      <text:p text:style-name="P6"><text:span text:style-name="T2">Dos CDs amb música en format MP3 tenen gravats 700 MB cada un. Quina capacitat de targeta de memòria necessitaré per a copiar la música?</text:span></text:p>
      <text:p text:style-name="P6"><text:span text:style-name="T4">700 * 2 = 1400</text:span></text:p>
      <text:p text:style-name="P5"><text:span text:style-name="T2">1400 / 1024 = 1,37</text:span></text:p>
      <text:p text:style-name="P6"><text:span text:style-name="T4">Necesitaras una targeta de memoria de almenys 1,37GB</text:span></text:p>
      <text:p text:style-name="P6"><text:span text:style-name="T4"/></text:p>
      <text:p text:style-name="P6"><text:span text:style-name="T4"/></text:p>
      <text:p text:style-name="P6"><text:span text:style-name="T2">11.</text:span> <text:span text:style-name="T2">Un estudiant té un disc dur de 20 GB, l'espai lliure és del 25% de la seua capacitat i desitja guardar una informació de 4096 </text:span><text:span text:style-name="T3">M</text:span><text:span text:style-name="T2">B. </text:span><text:line-break/><text:span text:style-name="T2">a.</text:span> <text:span text:style-name="T2">Quin és l’espai lliure en MB y GB?</text:span></text:p>
      <text:p text:style-name="P6"><text:span text:style-name="T4">20 * 25% = 5</text:span></text:p>
      <text:p text:style-name="P5"><text:span text:style-name="T2">5 * 1024 = 5120</text:span></text:p>
      <text:p text:style-name="P5"><text:span text:style-name="T2">L’espai lliure en el disc dur es de 5GB o 5.120MB</text:span></text:p>
      <text:p text:style-name="P6"><text:line-break/><text:span text:style-name="T2">b.</text:span> <text:span text:style-name="T2">Podrà guardar la informació? Quant d’espai lliure en MB quedará lliure o faltarà?</text:span></text:p>
      <text:p text:style-name="P7"><text:span text:style-name="T2">5120 &gt; 4096</text:span></text:p>
      <text:p text:style-name="P7"><text:span text:style-name="T2">5120 – 4096 = 1024</text:span></text:p>
      <text:p text:style-name="P8"><text:span text:style-name="T5">Sí, podrá guardar la informació i le quedaran 1.024MB lliures</text:span></text:p>
      <text:p text:style-name="P6"><text:span text:style-name="T2"/></text:p>
      <text:p text:style-name="P6"><text:span text:style-name="T2"/></text:p>
      <text:p text:style-name="P9"><text:span text:style-name="T2">12.</text:span> <text:span text:style-name="T2">Tinc els següents pendrives: un de 4 GB, un de 2 GB i un altre de 512 MB. Quin d’ells és el més adequat per a baixar vídeos de la Web, en format MP4, si tots els vídeos ocupen un total de 2.145.728 KB?</text:span></text:p>
      <text:p text:style-name="P10"><text:span text:style-name="T2">2145728 / 1024 = 2095,44</text:span></text:p>
      <text:p text:style-name="P10"><text:span text:style-name="T2">2095,44 / 1024 = 2,05</text:span></text:p>
      <text:p text:style-name="P10"><text:span text:style-name="T2">El pendrive més adecuat per a guardar tots el videos es el de 4GB, ja que es l’unic on cap tots els videos.</text:span></text:p>
      <text:p text:style-name="P9"><text:span text:style-name="T2"/></text:p>
      <text:p text:style-name="P9"><text:span text:style-name="T2"><text:s/></text:span><text:line-break/></text:p>
      <text:p text:style-name="P9"><text:soft-page-break/><text:span text:style-name="T2">13.</text:span> <text:span text:style-name="T2">Al nostre PC tenim 1000 temes musicals de 4.096 KB cada un. Podré copiar tots els temes musicals al reproductor MP3 de 4 GB?</text:span></text:p>
      <text:p text:style-name="P10"><text:span text:style-name="T2">4096 * 1000 = 4096000</text:span></text:p>
      <text:p text:style-name="P10"><text:span text:style-name="T2">4096000 / 1024 / 1024 = 3,91</text:span></text:p>
      <text:p text:style-name="P10"><text:span text:style-name="T2">Sí, es podrá copiar totos el temes musicals ja que ocupen 3,91GB i l’espai del reproductor es de 4GB</text:span></text:p>
      <text:p text:style-name="P10"><text:span text:style-name="T2"/></text:p>
      <text:p text:style-name="P9"><text:span text:style-name="T2"/></text:p>
      <text:p text:style-name="P11"><text:span text:style-name="T2">14.</text:span> <text:span text:style-name="T2">Volem guardar una informació de 7500 M</text:span><text:span text:style-name="T6">B</text:span><text:span text:style-name="T2"> en un pendrive de 8G</text:span><text:span text:style-name="T6">B</text:span><text:span text:style-name="T2">. </text:span><text:line-break/><text:span text:style-name="T2">a.</text:span> <text:span text:style-name="T2">Quin es l’espai en GB ocupat després de guardar?</text:span></text:p>
      <text:p text:style-name="P11"><text:span text:style-name="T6">7500 / 1024 = 7,32</text:span></text:p>
      <text:p text:style-name="P11"><text:span text:style-name="T6">L’espai ocupat es de 7,32GB</text:span></text:p>
      <text:p text:style-name="P11"><text:span text:style-name="T2"><text:s/></text:span><text:line-break/><text:span text:style-name="T2">b.</text:span> <text:span text:style-name="T2">Quin es l’espai lliure en MB?</text:span></text:p>
      <text:p text:style-name="P11"><text:span text:style-name="T6">8 – 7,32 = </text:span><text:span text:style-name="T2"><text:s/></text:span><text:span text:style-name="T6">0,68</text:span></text:p>
      <text:p text:style-name="P12"><text:span text:style-name="T2">0,68 * 1024 = 692</text:span></text:p>
      <text:p text:style-name="P12"><text:span text:style-name="T2">L’espai lliure es de 692MB</text:span></text:p>
      <text:p text:style-name="P11"><text:line-break/><text:span text:style-name="T2">c.</text:span> <text:span text:style-name="T2">Podré després guardar una carpeta amb arxius de 2,5 GB? Quant ens sobra o falta?</text:span></text:p>
      <text:p text:style-name="P12"><text:span text:style-name="T2">2,5 * 1024 = 2560</text:span></text:p>
      <text:p text:style-name="P12"><text:span text:style-name="T2">2560 &gt; 692</text:span></text:p>
      <text:p text:style-name="P12"><text:span text:style-name="T2">2560 – 692 = 1868</text:span></text:p>
      <text:p text:style-name="P12"><text:span text:style-name="T2">1868 / 1024 = 1,82</text:span></text:p>
      <text:p text:style-name="P12"><text:span text:style-name="T2">No, no n’hi haura espai suficient per a guardar la carpeta. Faltarán 1868MB o 1,82GB d’es pai per a que siga suficient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>15.</text:span> <text:span text:style-name="T2">A la carpeta Mis Documentos</text:span> <text:span text:style-name="T2">tinc els següents arxius: Julia.docx</text:span> <text:span text:style-name="T2">de 1024 KB, Carlos.rtf</text:span> <text:span text:style-name="T2">de 2.048 </text:span><text:span text:style-name="T6">B</text:span><text:span text:style-name="T2">ytes i Clients.docx</text:span> <text:span text:style-name="T2">de 5.120 KB. També tinc els arxius DVD1-Software.iso</text:span> <text:span text:style-name="T2">de 2.048 MB i DVD2-</text:span><text:span text:style-name="T6">S</text:span><text:span text:style-name="T2">oftware.iso</text:span> <text:span text:style-name="T2">de 3.072 MB. Quant ocupa en total la informació en MB i GB? Quins suports d'emmagatzemament podriem gastar per a guardar la informació?</text:span></text:p>
      <text:p text:style-name="P11"><text:span text:style-name="T2"/></text:p>
      <text:p text:style-name="P12"><text:span text:style-name="T2">1024 / 1024 = 1</text:span></text:p>
      <text:p text:style-name="P12"><text:span text:style-name="T2">1 / 1024 = 0,000976562</text:span></text:p>
      <text:p text:style-name="P12"><text:span text:style-name="T2">El arxiu Julia.dox ocupa 1MB o 0,001GB</text:span></text:p>
      <text:p text:style-name="P12"><text:span text:style-name="T2"/></text:p>
      <text:p text:style-name="P12"><text:span text:style-name="T2">2048 / 1024 = 2KB</text:span></text:p>
      <text:p text:style-name="P12"><text:span text:style-name="T2">2 / 1024 = 0,001953125MB</text:span></text:p>
      <text:p text:style-name="P12"><text:span text:style-name="T2">0,001953125 / 1024 =0,000001907GB</text:span></text:p>
      <text:p text:style-name="P12"><text:span text:style-name="T2">El arxiu Carlos.rtf ocupa 0,002MB o 0, 000002GB</text:span></text:p>
      <text:p text:style-name="P12"><text:span text:style-name="T2"/></text:p>
      <text:p text:style-name="P12"><text:span text:style-name="T2">5120 / 1024 = 5</text:span></text:p>
      <text:p text:style-name="P12"><text:span text:style-name="T2">5 / 1024 = 0,004882813</text:span></text:p>
      <text:p text:style-name="P12"><text:span text:style-name="T2">El arxiu Clients.docx ocupa 5MB o 0,004882813GB</text:span></text:p>
      <text:p text:style-name="P12"><text:span text:style-name="T2"/></text:p>
      <text:p text:style-name="P12"><text:span text:style-name="T2">2048 / 1024 = 2</text:span></text:p>
      <text:p text:style-name="P12"><text:span text:style-name="T2">El arxiu DVD1-Software.iso ocupa 2048MB o 2GB</text:span></text:p>
      <text:p text:style-name="P12"><text:span text:style-name="T2"/></text:p>
      <text:p text:style-name="P12"><text:span text:style-name="T2">3072 / 1024 = </text:span><text:span text:style-name="T7">3</text:span></text:p>
      <text:p text:style-name="P13"><text:span text:style-name="T7">El arxiu DVD2-Software.iso ocupa 3072MB o 3GB</text:span></text:p>
      <text:p text:style-name="P12"><text:span text:style-name="T2"/></text:p>
      <text:p text:style-name="P15"><text:span text:style-name="T2">1 + </text:span><text:span text:style-name="T6">0,001953125</text:span><text:span text:style-name="T2"> + 5 + 2048 + 3072 = 5126,001953125</text:span></text:p>
      <text:p text:style-name="P13"><text:span text:style-name="T2">0,000976562 </text:span><text:span text:style-name="T7">+ </text:span><text:span text:style-name="T2">0,000001907 </text:span><text:span text:style-name="T7">+ </text:span><text:span text:style-name="T2">0,004882813 </text:span><text:span text:style-name="T7">+ </text:span><text:span text:style-name="T2">2 </text:span><text:span text:style-name="T7">+ 3 = 5,005861282</text:span></text:p>
      <text:p text:style-name="P13"><text:span text:style-name="T7"/></text:p>
      <text:p text:style-name="P15"><text:span text:style-name="T2">5126,001953125 / 700 = 7,32</text:span></text:p>
      <text:p text:style-name="P14"><text:span text:style-name="T7">5,005861282 / </text:span><text:span text:style-name="T8">4,7 = 1,065076869</text:span></text:p>
      <text:p text:style-name="P13"><text:span text:style-name="T7"/></text:p>
      <text:p text:style-name="P15"><text:span text:style-name="T2">La informació coupa un total de 5.126MB o 5GB</text:span></text:p>
      <text:p text:style-name="P15"><text:span text:style-name="T2"/></text:p>
      <text:p text:style-name="P15"><text:span text:style-name="T2">Per a guardar la informació es pot utilizar:</text:span></text:p>
      <text:p text:style-name="P15"><text:span text:style-name="T2">8 CDs de 700MB</text:span></text:p>
      <text:p text:style-name="P16"><text:span text:style-name="T2">2 DVDs de 4,7GB</text:span></text:p>
      <text:p text:style-name="P16"><text:span text:style-name="T2">1 disc Blue-ray de 25-50GB</text:span></text:p>
      <text:p text:style-name="P16"><text:span text:style-name="T2">1 USB de almenys 8GB</text:span></text:p>
      <text:p text:style-name="P15"><text:span text:style-name="T2"><text:s/></text:span></text:p>
      <text:p text:style-name="P12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1:21:22.516326033</meta:creation-date>
    <dc:date>2021-09-29T12:12:56.298234944</dc:date>
    <meta:editing-duration>PT26M3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91" meta:word-count="787" meta:character-count="3847" meta:non-whitespace-character-count="3131"/>
  </office:meta>
</office:document-meta>
</file>